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Ubuntu" svg:font-family="Ubuntu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rametry" style:family="table">
      <style:table-properties style:width="17cm" table:align="margins"/>
    </style:style>
    <style:style style:name="Parametry.A" style:family="table-column">
      <style:table-column-properties style:column-width="5.667cm" style:rel-column-width="21845*"/>
    </style:style>
    <style:style style:name="Parametry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etry.C1" style:family="table-cell">
      <style:table-cell-properties fo:padding="0.097cm" fo:border="0.05pt solid #000000"/>
    </style:style>
    <style:style style:name="Parametry.A2" style:family="table-cell">
      <style:table-cell-properties fo:padding="0.097cm" fo:border-left="0.05pt solid #000000" fo:border-right="none" fo:border-top="none" fo:border-bottom="0.05pt solid #000000"/>
    </style:style>
    <style:style style:name="Parametry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a0f91"/>
    </style:style>
    <style:style style:name="P2" style:family="paragraph" style:parent-style-name="Text_20_body">
      <style:paragraph-properties fo:text-align="start" style:justify-single-word="false"/>
      <style:text-properties officeooo:paragraph-rsid="0009ebcf"/>
    </style:style>
    <style:style style:name="P3" style:family="paragraph" style:parent-style-name="Text_20_body">
      <style:text-properties officeooo:paragraph-rsid="000bf9cd"/>
    </style:style>
    <style:style style:name="P4" style:family="paragraph" style:parent-style-name="Text_20_body">
      <style:text-properties officeooo:rsid="0009ebcf" officeooo:paragraph-rsid="0009ebcf"/>
    </style:style>
    <style:style style:name="P5" style:family="paragraph" style:parent-style-name="Text_20_body">
      <style:paragraph-properties fo:text-align="center" style:justify-single-word="false"/>
      <style:text-properties officeooo:rsid="0009ebcf" officeooo:paragraph-rsid="0009ebcf"/>
    </style:style>
    <style:style style:name="P6" style:family="paragraph" style:parent-style-name="Text_20_body">
      <style:text-properties style:font-name="Times New Roman1" officeooo:rsid="000e2bdc" officeooo:paragraph-rsid="000e2bdc"/>
    </style:style>
    <style:style style:name="P7" style:family="paragraph" style:parent-style-name="Heading_20_1">
      <style:text-properties style:font-name="Times New Roman" officeooo:rsid="0009ebcf"/>
    </style:style>
    <style:style style:name="P8" style:family="paragraph" style:parent-style-name="Heading_20_3">
      <style:text-properties style:font-name="Times New Roman1" officeooo:rsid="000e2bdc"/>
    </style:style>
    <style:style style:name="P9" style:family="paragraph" style:parent-style-name="Table_20_Contents">
      <style:text-properties style:font-name="Monospace" officeooo:rsid="000e2bdc" officeooo:paragraph-rsid="000e2bdc"/>
    </style:style>
    <style:style style:name="P10" style:family="paragraph" style:parent-style-name="Table_20_Contents">
      <style:text-properties style:font-name="Monospace" officeooo:rsid="000e2bdc" officeooo:paragraph-rsid="000ef5d2"/>
    </style:style>
    <style:style style:name="P11" style:family="paragraph" style:parent-style-name="Table_20_Contents">
      <style:text-properties style:font-name="Monospace" officeooo:rsid="000e2bdc" officeooo:paragraph-rsid="0010951f"/>
    </style:style>
    <style:style style:name="P12" style:family="paragraph" style:parent-style-name="Table_20_Contents">
      <style:text-properties style:font-name="Monospace" officeooo:rsid="000e2bdc" officeooo:paragraph-rsid="001369c6"/>
    </style:style>
    <style:style style:name="P13" style:family="paragraph" style:parent-style-name="Table_20_Contents">
      <style:text-properties style:font-name="Monospace" officeooo:rsid="000e2bdc" officeooo:paragraph-rsid="001468cd"/>
    </style:style>
    <style:style style:name="P14" style:family="paragraph" style:parent-style-name="Table_20_Contents">
      <style:text-properties style:font-name="Monospace" officeooo:rsid="000ef5d2" officeooo:paragraph-rsid="000ef5d2"/>
    </style:style>
    <style:style style:name="P15" style:family="paragraph" style:parent-style-name="Table_20_Contents">
      <style:text-properties style:font-name="Monospace" officeooo:rsid="000ef5d2" officeooo:paragraph-rsid="001369c6"/>
    </style:style>
    <style:style style:name="P16" style:family="paragraph" style:parent-style-name="Table_20_Contents">
      <style:text-properties style:font-name="Monospace" officeooo:rsid="000ef5d2" officeooo:paragraph-rsid="001468cd"/>
    </style:style>
    <style:style style:name="P17" style:family="paragraph" style:parent-style-name="Table_20_Contents">
      <style:text-properties style:font-name="Monospace" officeooo:rsid="0010951f" officeooo:paragraph-rsid="0010951f"/>
    </style:style>
    <style:style style:name="P18" style:family="paragraph" style:parent-style-name="Table_20_Contents">
      <style:text-properties style:font-name="Times New Roman" officeooo:rsid="000e2bdc" officeooo:paragraph-rsid="000e2bdc"/>
    </style:style>
    <style:style style:name="P19" style:family="paragraph" style:parent-style-name="Table_20_Contents">
      <style:text-properties style:font-name="Times New Roman" officeooo:rsid="000ef5d2" officeooo:paragraph-rsid="000ef5d2"/>
    </style:style>
    <style:style style:name="P20" style:family="paragraph" style:parent-style-name="Table_20_Contents">
      <style:text-properties style:font-name="Times New Roman" officeooo:rsid="000ef5d2" officeooo:paragraph-rsid="001369c6"/>
    </style:style>
    <style:style style:name="P21" style:family="paragraph" style:parent-style-name="Table_20_Contents">
      <style:text-properties style:font-name="Times New Roman" officeooo:rsid="000ef5d2" officeooo:paragraph-rsid="001468cd"/>
    </style:style>
    <style:style style:name="P22" style:family="paragraph" style:parent-style-name="Table_20_Contents">
      <style:text-properties style:font-name="Times New Roman" officeooo:rsid="0010951f" officeooo:paragraph-rsid="0010951f"/>
    </style:style>
    <style:style style:name="P23" style:family="paragraph" style:parent-style-name="Table_20_Contents">
      <style:text-properties style:font-name="Times New Roman" officeooo:rsid="000ef5d2" officeooo:paragraph-rsid="0015bec2" fo:background-color="#ffff00"/>
    </style:style>
    <style:style style:name="P24" style:family="paragraph" style:parent-style-name="Table_20_Heading">
      <style:text-properties officeooo:rsid="000e2bdc" officeooo:paragraph-rsid="000e2bdc"/>
    </style:style>
    <style:style style:name="T1" style:family="text">
      <style:text-properties officeooo:rsid="0009ebcf"/>
    </style:style>
    <style:style style:name="T2" style:family="text">
      <style:text-properties officeooo:rsid="000a0f91"/>
    </style:style>
    <style:style style:name="T3" style:family="text">
      <style:text-properties style:font-name="Times New Roman1" officeooo:rsid="000a0f91"/>
    </style:style>
    <style:style style:name="T4" style:family="text">
      <style:text-properties style:font-name="Times New Roman1" officeooo:rsid="000b4450"/>
    </style:style>
    <style:style style:name="T5" style:family="text">
      <style:text-properties style:font-name="Times New Roman1" officeooo:rsid="000bf9cd"/>
    </style:style>
    <style:style style:name="T6" style:family="text">
      <style:text-properties style:font-name="Times New Roman1" officeooo:rsid="000c9d03"/>
    </style:style>
    <style:style style:name="T7" style:family="text">
      <style:text-properties style:font-name="Times New Roman1" officeooo:rsid="0014cccb"/>
    </style:style>
    <style:style style:name="T8" style:family="text">
      <style:text-properties officeooo:rsid="000bf9cd"/>
    </style:style>
    <style:style style:name="T9" style:family="text">
      <style:text-properties fo:font-style="italic" officeooo:rsid="000a0f91" style:font-style-asian="italic" style:font-style-complex="italic"/>
    </style:style>
    <style:style style:name="T10" style:family="text">
      <style:text-properties officeooo:rsid="0010e44d"/>
    </style:style>
    <style:style style:name="T11" style:family="text">
      <style:text-properties officeooo:rsid="001369c6"/>
    </style:style>
    <style:style style:name="T12" style:family="text">
      <style:text-properties officeooo:rsid="001468cd"/>
    </style:style>
    <style:style style:name="T13" style:family="text">
      <style:text-properties officeooo:rsid="0015bec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Krzywa Lissajous</text:h>
      <text:p text:style-name="P4">Powstaje poprzez zmodyfikowanie wzoru na okrąg. <text:s/></text:p>
      <text:p text:style-name="P2"><text:span text:style-name="T1">Możemy narysować okrąg o środku w punkcie </text:span><text:span text:style-name="T8">(0, 0)</text:span><text:span text:style-name="T1"> o określonej dokładności, przy pomocy wzoru:</text:span></text:p>
      <text:p text:style-name="P5"><draw:frame draw:style-name="fr1" draw:name="Obiekt1" text:anchor-type="as-char" svg:y="-0.579cm" svg:width="2.436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2">Gdzie </text:span><text:span text:style-name="T9">x</text:span><text:span text:style-name="T2">, </text:span><text:span text:style-name="T9">y</text:span><text:span text:style-name="T2"> to współrzędne punktu leżącego na okręgu, a </text:span><text:span text:style-name="T9">a</text:span><text:span text:style-name="T2"> to aktualny kąt. Żeby narysować okrąg trzeba obliczyć kolejne punkty dla a należącego do &lt;0, 2</text:span><text:span text:style-name="T3">∏). </text:span><text:span text:style-name="T4">Krzywa Lissajous powstaje gdy do funkcji trygonometrycznych przed kąt wstawimy jakiś współczynnik.</text:span></text:p>
      <text:p text:style-name="P3"><text:span text:style-name="T5">Stosując inne przekształcenia, takie jak skalowanie, </text:span><text:span text:style-name="T6">zmianę dodatkowego współczynnika „w ruchu”, zmienienie okręgu w spiralę(logarytmiczną, czy to Archimedesa, </text:span><text:span text:style-name="T7">tutaj Archimedesa</text:span><text:span text:style-name="T6">) można uzyskać bardzo ciekawe kształty.</text:span></text:p>
      <text:h text:style-name="P8" text:outline-level="3">Parametry</text:h>
      <table:table table:name="Parametry" table:style-name="Parametry">
        <table:table-column table:style-name="Parametry.A" table:number-columns-repeated="3"/>
        <table:table-header-rows>
          <table:table-row>
            <table:table-cell table:style-name="Parametry.A1" office:value-type="string">
              <text:p text:style-name="P24">Nazwa parametru</text:p>
            </table:table-cell>
            <table:table-cell table:style-name="Parametry.A1" office:value-type="string">
              <text:p text:style-name="P24">Typ</text:p>
            </table:table-cell>
            <table:table-cell table:style-name="Parametry.C1" office:value-type="string">
              <text:p text:style-name="P24">Opis</text:p>
            </table:table-cell>
          </table:table-row>
        </table:table-header-rows>
        <table:table-row>
          <table:table-cell table:style-name="Parametry.A2" office:value-type="string">
            <text:p text:style-name="P9">radius</text:p>
          </table:table-cell>
          <table:table-cell table:style-name="Parametry.A2" office:value-type="string">
            <text:p text:style-name="P9">Argument&lt;double&gt;</text:p>
          </table:table-cell>
          <table:table-cell table:style-name="Parametry.C2" office:value-type="string">
            <text:p text:style-name="P18">Promień bazowy okręgu</text:p>
          </table:table-cell>
        </table:table-row>
        <table:table-row>
          <table:table-cell table:style-name="Parametry.A2" office:value-type="string">
            <text:p text:style-name="P14">scale_x</text:p>
          </table:table-cell>
          <table:table-cell table:style-name="Parametry.A2" office:value-type="string">
            <text:p text:style-name="P9">Argument&lt;double&gt;</text:p>
          </table:table-cell>
          <table:table-cell table:style-name="Parametry.C2" office:value-type="string">
            <text:p text:style-name="P19">Skala krzywej na osi X</text:p>
          </table:table-cell>
        </table:table-row>
        <table:table-row>
          <table:table-cell table:style-name="Parametry.A2" office:value-type="string">
            <text:p text:style-name="P14">scale_y</text:p>
          </table:table-cell>
          <table:table-cell table:style-name="Parametry.A2" office:value-type="string">
            <text:p text:style-name="P10">Argument&lt;double&gt;</text:p>
          </table:table-cell>
          <table:table-cell table:style-name="Parametry.C2" office:value-type="string">
            <text:p text:style-name="P19">Skala krzywej na osi Y</text:p>
          </table:table-cell>
        </table:table-row>
        <table:table-row>
          <table:table-cell table:style-name="Parametry.A2" office:value-type="string">
            <text:p text:style-name="P14">factor_x_cos</text:p>
          </table:table-cell>
          <table:table-cell table:style-name="Parametry.A2" office:value-type="string">
            <text:p text:style-name="P10">Argument&lt;double&gt;</text:p>
          </table:table-cell>
          <table:table-cell table:style-name="Parametry.C2" office:value-type="string">
            <text:p text:style-name="P19">Współczynnik dla cos w równaniu okręgu</text:p>
          </table:table-cell>
        </table:table-row>
        <table:table-row>
          <table:table-cell table:style-name="Parametry.A2" office:value-type="string">
            <text:p text:style-name="P14">factor_y_sin</text:p>
          </table:table-cell>
          <table:table-cell table:style-name="Parametry.A2" office:value-type="string">
            <text:p text:style-name="P10">Argument&lt;double&gt;</text:p>
          </table:table-cell>
          <table:table-cell table:style-name="Parametry.C2" office:value-type="string">
            <text:p text:style-name="P19">Współczynnik dla sin w równaniu okręgu</text:p>
          </table:table-cell>
        </table:table-row>
        <table:table-row>
          <table:table-cell table:style-name="Parametry.A2" office:value-type="string">
            <text:p text:style-name="P15"><text:span text:style-name="T11">spiral</text:span></text:p>
          </table:table-cell>
          <table:table-cell table:style-name="Parametry.A2" office:value-type="string">
            <text:p text:style-name="P12"><text:span text:style-name="T11">bool</text:span></text:p>
          </table:table-cell>
          <table:table-cell table:style-name="Parametry.C2" office:value-type="string">
            <text:p text:style-name="P20"><text:span text:style-name="T11">Czy spiralnie rysować</text:span></text:p>
          </table:table-cell>
        </table:table-row>
        <table:table-row>
          <table:table-cell table:style-name="Parametry.A2" office:value-type="string">
            <text:p text:style-name="P16"><text:span text:style-name="T12">jump</text:span></text:p>
          </table:table-cell>
          <table:table-cell table:style-name="Parametry.A2" office:value-type="string">
            <text:p text:style-name="P13"><text:span text:style-name="T12">Argument&lt;double&gt;</text:span></text:p>
          </table:table-cell>
          <table:table-cell table:style-name="Parametry.C2" office:value-type="string">
            <text:p text:style-name="P21"><text:span text:style-name="T12">Odległość skoku spirali</text:span></text:p>
          </table:table-cell>
        </table:table-row>
        <table:table-row>
          <table:table-cell table:style-name="Parametry.A2" office:value-type="string">
            <text:p text:style-name="P14">jump<text:span text:style-name="T10">s</text:span></text:p>
          </table:table-cell>
          <table:table-cell table:style-name="Parametry.A2" office:value-type="string">
            <text:p text:style-name="P10">Argument&lt;<text:span text:style-name="T10">int</text:span>&gt;</text:p>
          </table:table-cell>
          <table:table-cell table:style-name="Parametry.C2" office:value-type="string">
            <text:p text:style-name="P19">Skok spirali</text:p>
            <text:p text:style-name="P23"><text:span text:style-name="T13">[TODO:płynniejsza zmiana]</text:span></text:p>
          </table:table-cell>
        </table:table-row>
        <table:table-row>
          <table:table-cell table:style-name="Parametry.A2" office:value-type="string">
            <text:p text:style-name="P17">color_r</text:p>
          </table:table-cell>
          <table:table-cell table:style-name="Parametry.A2" office:value-type="string">
            <text:p text:style-name="P11">Argume<text:span text:style-name="T11">s</text:span>nt&lt;double&gt;</text:p>
          </table:table-cell>
          <table:table-cell table:style-name="Parametry.C2" office:value-type="string">
            <text:p text:style-name="P22">Kolor czerwony palety</text:p>
          </table:table-cell>
        </table:table-row>
        <table:table-row>
          <table:table-cell table:style-name="Parametry.A2" office:value-type="string">
            <text:p text:style-name="P17">color_g</text:p>
          </table:table-cell>
          <table:table-cell table:style-name="Parametry.A2" office:value-type="string">
            <text:p text:style-name="P11">Argument&lt;double&gt;</text:p>
          </table:table-cell>
          <table:table-cell table:style-name="Parametry.C2" office:value-type="string">
            <text:p text:style-name="P22">Kolor zielony palety</text:p>
          </table:table-cell>
        </table:table-row>
        <table:table-row>
          <table:table-cell table:style-name="Parametry.A2" office:value-type="string">
            <text:p text:style-name="P17">color_b</text:p>
          </table:table-cell>
          <table:table-cell table:style-name="Parametry.A2" office:value-type="string">
            <text:p text:style-name="P11">Argument&lt;double&gt;</text:p>
          </table:table-cell>
          <table:table-cell table:style-name="Parametry.C2" office:value-type="string">
            <text:p text:style-name="P22">Kolor niebieski palety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Ubuntu" svg:font-family="Ubuntu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4:43:05</meta:creation-date>
    <dc:date>2013-05-08T20:45:37</dc:date>
    <meta:editing-duration>PT23M58S</meta:editing-duration>
    <meta:editing-cycles>14</meta:editing-cycles>
    <meta:generator>LibreOffice/4.0.2.2$Linux_X86_64 LibreOffice_project/400m0$Build-2</meta:generator>
    <meta:document-statistic meta:table-count="1" meta:image-count="0" meta:object-count="1" meta:page-count="1" meta:paragraph-count="44" meta:word-count="158" meta:character-count="1186" meta:non-whitespace-character-count="106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o stretchy="false">=</mo>
              <mrow>
                <mi>r</mi>
                <mo stretchy="false">∗</mo>
                <mi>cos</mi>
              </mrow>
            </mrow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row>
                <mi>r</mi>
                <mo stretchy="false">∗</mo>
                <mi>sin</mi>
              </mrow>
            </mrow>
            <mrow>
              <mo stretchy="false">(</mo>
              <mrow>
                <mi>a</mi>
              </mrow>
              <mo stretchy="false">)</mo>
            </mrow>
          </mrow>
        </mtd>
      </mtr>
    </mtable>
    <annotation encoding="StarMath 5.0">x = r * cos(a) 
newline 
y = r * sin(a) </annotation>
  </semantics>
</math>
</file>